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 dstemp.pde 10/2009 rbh */</text:p>
      <text:p text:style-name="P3">/* Dallas/Maxim One Wire Temp sensors */</text:p>
      <text:p text:style-name="P3">/* Adapted from http://www.arduino.cc/playground/Main/GetOneWireTemp */</text:p>
      <text:p text:style-name="P3"/>
      <text:p text:style-name="P3">#include &lt;OneWire.h&gt;</text:p>
      <text:p text:style-name="P3"/>
      <text:p text:style-name="P3">/* Tell the DS18B20 temp sensor to start the AtoD temp conversion. */</text:p>
      <text:p text:style-name="P3">/* according to the man page a 12 bit AtoD conversion takes 750ms. */</text:p>
      <text:p text:style-name="P3">/* Call StartTemp then wait at least 750ms before calling GetTemp(). */</text:p>
      <text:p text:style-name="P3"/>
      <text:p text:style-name="P3">void StartTemp(OneWire *dsp, byte *addr)</text:p>
      <text:p text:style-name="P3">{</text:p>
      <text:p text:style-name="P3"><text:s text:c="4"/>dsp-&gt;reset();</text:p>
      <text:p text:style-name="P3"><text:s text:c="4"/>dsp-&gt;select(addr);</text:p>
      <text:p text:style-name="P3"><text:s text:c="4"/>dsp-&gt;write(0x44, 0); <text:s/>/* start temp A2D conversion, 0 = separate 5V supply to the sensor - not parasitic */</text:p>
      <text:p text:style-name="P3">}</text:p>
      <text:p text:style-name="P3"/>
      <text:p text:style-name="P3">/* This initiates a 'read time slot' and returns the status of the last command (0x44) */</text:p>
      <text:p text:style-name="P3">/* Must call this after a 0x44 but before the attempt to read the temperature data. */</text:p>
      <text:p text:style-name="P3">/* This way the device can be polled to see if the last command is done. */</text:p>
      <text:p text:style-name="P3">/* returns 0 for not ready and 1 for ready */</text:p>
      <text:p text:style-name="P3">byte ConversionStatus(OneWire *dsp)</text:p>
      <text:p text:style-name="P3">{</text:p>
      <text:p text:style-name="P3"><text:s text:c="4"/>return(dsp-&gt;read_bit());</text:p>
      <text:p text:style-name="P3">}</text:p>
      <text:p text:style-name="P3"/>
      <text:p text:style-name="P3">/* GetTemp retrieves the 2 bytes temp data from the sensor that was addressed */</text:p>
      <text:p text:style-name="P3">/* in StartTemp(). Returns 0 if sensor not ready, 1 if failed or 2 if OK */</text:p>
      <text:p text:style-name="P3">byte GetTemp(OneWire *dsp, byte *addr, float *retnTemp)</text:p>
      <text:p text:style-name="P3">{</text:p>
      <text:p text:style-name="P3"><text:s text:c="4"/>byte <text:s text:c="3"/>data[9], ret;</text:p>
      <text:p text:style-name="P3"><text:s text:c="4"/>int <text:s text:c="4"/>x, raw;</text:p>
      <text:p text:style-name="P3"><text:s text:c="4"/>float <text:s/>temp;</text:p>
      <text:p text:style-name="P3"><text:s text:c="4"/></text:p>
      <text:p text:style-name="P3"><text:s text:c="4"/>if(ConversionStatus(dsp) == 0)</text:p>
      <text:p text:style-name="P3"><text:s text:c="8"/>return(0);</text:p>
      <text:p text:style-name="P3"><text:s text:c="4"/>if(dsp-&gt;reset()) <text:s/>/* Continue if sensor is actually there and responding. */</text:p>
      <text:p text:style-name="P3"><text:s text:c="4"/>{</text:p>
      <text:p text:style-name="P3"><text:s text:c="8"/>dsp-&gt;select(addr); <text:s text:c="3"/></text:p>
      <text:p text:style-name="P3"><text:s text:c="8"/>dsp-&gt;write(0xBE); <text:s text:c="3"/>/* Read Scratchpad command that has temp data. */</text:p>
      <text:p text:style-name="P3"/>
      <text:p text:style-name="P3"><text:s text:c="8"/>/* Get 9 bytes of data 0-tempLSB;1-tempMSB;2-Th reg(not used here) */</text:p>
      <text:p text:style-name="P3"><text:s text:c="8"/>/* 3-Tl reg(not used);4-config reg;5,6,7-reserved;8-CRC */</text:p>
      <text:p text:style-name="P3"/>
      <text:p text:style-name="P3"><text:s text:c="8"/>for(x=0; x&lt;9; x++)</text:p>
      <text:p text:style-name="P3"><text:s text:c="12"/>data[x] = dsp-&gt;read();</text:p>
      <text:p text:style-name="P3"/>
      <text:p text:style-name="P3"><text:s text:c="8"/>if(OneWire::crc8(data, 8) != data[8])</text:p>
      <text:p text:style-name="P3"><text:s text:c="12"/>ret = 1;</text:p>
      <text:p text:style-name="P3"><text:s text:c="8"/>else</text:p>
      <text:p text:style-name="P3"><text:s text:c="8"/>{</text:p>
      <text:p text:style-name="P3"><text:s text:c="12"/>raw=(data[1]&lt;&lt;8)+data[0]; <text:s text:c="2"/>/* Put the two bytes of the temp into an int*/</text:p>
      <text:p text:style-name="P3"><text:s text:c="12"/>temp = (float)raw * 0.0625; /* convert to celcius */</text:p>
      <text:p text:style-name="P3"><text:soft-page-break/><text:s text:c="12"/>*retnTemp = (temp*1.8)+32; <text:s/>/* convert to fahrenheit */</text:p>
      <text:p text:style-name="P3"><text:s text:c="12"/>ret = 2;</text:p>
      <text:p text:style-name="P3"><text:s text:c="8"/>}</text:p>
      <text:p text:style-name="P3"><text:s text:c="4"/>}</text:p>
      <text:p text:style-name="P3"><text:s text:c="4"/>return(ret);</text:p>
      <text:p text:style-name="P3">}</text:p>
      <text:p text:style-name="P3"/>
      <text:p text:style-name="P3">/* Convert the float temp to a string. */</text:p>
      <text:p text:style-name="P3">/* Right justify the string by padding blanks on the left. */</text:p>
      <text:p text:style-name="P3"/>
      <text:p text:style-name="P3">char *ftoa(float val, char *str, byte len)</text:p>
      <text:p text:style-name="P3">{</text:p>
      <text:p text:style-name="P3"><text:s text:c="4"/>int whole, frac;</text:p>
      <text:p text:style-name="P3"><text:s text:c="4"/>char fracstr[2], tmp[10];</text:p>
      <text:p text:style-name="P3"><text:s text:c="4"/>byte x = 0, i;</text:p>
      <text:p text:style-name="P3"><text:s text:c="4"/></text:p>
      <text:p text:style-name="P3"><text:s text:c="4"/>memset(tmp, NULL, 10);</text:p>
      <text:p text:style-name="P3"><text:s text:c="4"/>if(val &lt; 0.0)</text:p>
      <text:p text:style-name="P3"><text:s text:c="4"/>{</text:p>
      <text:p text:style-name="P3"><text:s text:c="8"/>tmp[x++] = '-';</text:p>
      <text:p text:style-name="P3"><text:s text:c="8"/>val *= -1;</text:p>
      <text:p text:style-name="P3"><text:s text:c="4"/>}</text:p>
      <text:p text:style-name="P3"><text:s text:c="4"/>whole = (int)val;</text:p>
      <text:p text:style-name="P3"><text:s text:c="4"/>frac = (val-(float)whole) * 10.0;</text:p>
      <text:p text:style-name="P3"/>
      <text:p text:style-name="P3"><text:s text:c="4"/>itoa(whole, tmp+x, 10);</text:p>
      <text:p text:style-name="P3"><text:s text:c="4"/>itoa(frac, fracstr, 10);</text:p>
      <text:p text:style-name="P3"><text:s text:c="4"/>for(x=0; tmp[x] &amp;&amp; x&lt;10; x++);</text:p>
      <text:p text:style-name="P3"><text:s text:c="4"/></text:p>
      <text:p text:style-name="P3"><text:s text:c="4"/>tmp[x++] = '.';</text:p>
      <text:p text:style-name="P3"><text:s text:c="4"/>tmp[x++] = fracstr[0];</text:p>
      <text:p text:style-name="P3"><text:s text:c="4"/>tmp[x] = '\0';</text:p>
      <text:p text:style-name="P3"><text:s text:c="4"/></text:p>
      <text:p text:style-name="P3"><text:s text:c="4"/>for(i=0; i &lt; len-x; i++)</text:p>
      <text:p text:style-name="P3"><text:s text:c="8"/>str[i] = ' ';</text:p>
      <text:p text:style-name="P3"><text:s text:c="4"/>for(x=0; tmp[x] &amp;&amp; x&lt;10; x++)</text:p>
      <text:p text:style-name="P3"><text:s text:c="8"/>str[i++] = tmp[x];</text:p>
      <text:p text:style-name="P3"><text:s text:c="4"/>if(i &gt; 9)</text:p>
      <text:p text:style-name="P3"><text:s text:c="8"/>i = 9;</text:p>
      <text:p text:style-name="P3"><text:s text:c="4"/>str[i] = '\0';</text:p>
      <text:p text:style-name="P3"><text:s text:c="4"/></text:p>
      <text:p text:style-name="P3"><text:s text:c="4"/>return(str)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1965in" style:num-format="1" text:number-position="left" text:increment="1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file-name text:display="name-and-extension">HotWaterH.odt</text:file-name> <text:s/><text:date style:data-style-name="N37" text:date-value="2011-10-29T11:48:10.70">10/29/11</text:date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rd Hollabaugh</meta:initial-creator>
    <meta:creation-date>2009-02-18T16:37:32.72</meta:creation-date>
    <dc:date>2011-10-29T11:48:10.69</dc:date>
    <dc:creator>Rich Hollabaugh</dc:creator>
    <meta:editing-duration>PT42M56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2" meta:paragraph-count="87" meta:word-count="411" meta:character-count="2726"/>
  </office:meta>
</office:document-meta>
</file>